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27F00000158A6EA4985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stroke="none" svg:stroke-color="#000000" draw:fill="none" draw:fill-color="#ffffff" fo:min-height="1.3cm"/>
    </style:style>
    <style:style style:name="gr5" style:family="graphic" style:parent-style-name="standard">
      <style:graphic-properties draw:stroke="none" svg:stroke-color="#000000" draw:fill="none" draw:fill-color="#ffffff" fo:min-height="1.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-color="#999999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-color="#cccccc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-color="#333333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00" draw:fill-color="#666666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-color="#b2b2b2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/>
    </style:style>
    <style:style style:name="gr17" style:family="graphic" style:parent-style-name="standard">
      <style:graphic-properties draw:fill="gradient" draw:fill-gradient-name="Greys" draw:gradient-step-count="64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fo:min-height="0.8cm"/>
    </style:style>
    <style:style style:name="gr19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text-position="sub 58%" style:font-name="Liberation Sans" style:font-name-asian="Liberation Sans1" style:font-name-complex="Liberation Sans1"/>
    </style:style>
    <style:style style:name="T3" style:family="text">
      <style:text-properties style:text-position="0% 100%" style:font-name="Liberation Sans" style:font-name-asian="Liberation Sans1" style:font-name-complex="Liberation Sans1"/>
    </style:style>
    <style:style style:name="T4" style:family="text">
      <style:text-properties style:text-position="0% 100%" style:font-name="Liberation Sans1" style:font-name-asian="Liberation Sans1" style:font-name-complex="Liberation Sans1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Liberation Sans1" fo:font-size="18pt" style:font-name-asian="Liberation Sans1" style:font-size-asian="18pt" style:font-name-complex="Liberation Sans1" style:font-size-complex="18pt"/>
    </style:style>
    <style:style style:name="T7" style:family="text">
      <style:text-properties style:text-position="sub 58%" style:font-name="Liberation Sans" fo:font-size="18pt" style:font-name-asian="Liberation Sans1" style:font-size-asian="18pt" style:font-name-complex="Liberation Sans1" style:font-size-complex="18pt"/>
    </style:style>
    <style:style style:name="T8" style:family="text">
      <style:text-properties style:text-position="0% 100%" style:font-name="Liberation Sans" fo:font-size="18pt" style:font-name-asian="Liberation Sans1" style:font-size-asian="18pt" style:font-name-complex="Liberation Sans1" style:font-size-complex="18pt"/>
    </style:style>
    <style:style style:name="T9" style:family="text">
      <style:text-properties style:text-position="0% 100%" style:font-name="Liberation Sans1" fo:font-size="18pt" style:font-name-asian="Liberation Sans1" style:font-size-asian="18pt" style:font-name-complex="Liberation Sans1" style:font-size-complex="18pt"/>
    </style:style>
    <style:style style:name="T10" style:family="text">
      <style:text-properties style:text-position="sub 58%" fo:font-style="italic" style:font-style-asian="italic" style:font-style-complex="italic"/>
    </style:style>
    <style:style style:name="T11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8cm" svg:x="1.05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05cm" svg:y1="2cm" svg:x2="12.05cm" svg:y2="2cm">
          <text:p/>
        </draw:line>
        <draw:line draw:style-name="gr2" draw:text-style-name="P1" draw:layer="layout" svg:x1="2.05cm" svg:y1="1cm" svg:x2="2.05cm" svg:y2="10cm">
          <text:p/>
        </draw:line>
        <draw:frame draw:style-name="gr3" draw:layer="layout" svg:width="2.6cm" svg:height="1.25cm" svg:x="5.25cm" svg:y="1cm">
          <draw:text-box>
            <text:p>Future</text:p>
          </draw:text-box>
        </draw:frame>
        <draw:frame draw:style-name="gr3" draw:layer="layout" svg:width="2.7cm" svg:height="1.25cm" draw:transform="rotate (1.5707963267949) translate (1cm 6.4cm)">
          <draw:text-box>
            <text:p>Current</text:p>
          </draw:text-box>
        </draw:frame>
        <draw:frame draw:style-name="gr4" draw:layer="layout" svg:width="8.1cm" svg:height="1.882cm" svg:x="2.55cm" svg:y="2.218cm">
          <draw:text-box>
            <text:p>Taxonomic betadiversity: <text:span text:style-name="T1">β</text:span><text:span text:style-name="T2">sor</text:span><text:span text:style-name="T3">,</text:span><text:span text:style-name="T2"> </text:span><text:span text:style-name="T4">β</text:span><text:span text:style-name="T2">sim</text:span><text:span text:style-name="T3">,</text:span><text:span text:style-name="T2"> </text:span><text:span text:style-name="T4">β</text:span><text:span text:style-name="T2">nes</text:span><text:span text:style-name="T2"> </text:span></text:p>
          </draw:text-box>
        </draw:frame>
        <draw:frame draw:style-name="gr4" draw:layer="layout" svg:width="8.1cm" svg:height="1.882cm" svg:x="2.55cm" svg:y="4.518cm">
          <draw:text-box>
            <text:p>Phylogenetic betadiversity: p<text:span text:style-name="T1">β</text:span><text:span text:style-name="T2">sor</text:span><text:span text:style-name="T3">, p</text:span><text:span text:style-name="T4">β</text:span><text:span text:style-name="T2">sim</text:span><text:span text:style-name="T3">, p</text:span><text:span text:style-name="T4">β</text:span><text:span text:style-name="T2">nes</text:span><text:span text:style-name="T2"> </text:span></text:p>
          </draw:text-box>
        </draw:frame>
        <draw:frame draw:style-name="gr4" draw:text-style-name="P2" draw:layer="layout" svg:width="8.1cm" svg:height="1.882cm" svg:x="2.55cm" svg:y="6.8cm">
          <draw:text-box>
            <text:p text:style-name="P2"><text:span text:style-name="T5">Functional betadiversity: f</text:span><text:span text:style-name="T6">β</text:span><text:span text:style-name="T7">sor</text:span><text:span text:style-name="T8">, f</text:span><text:span text:style-name="T9">β</text:span><text:span text:style-name="T7">sim</text:span><text:span text:style-name="T8">, f</text:span><text:span text:style-name="T9">β</text:span><text:span text:style-name="T7">nes</text:span><text:span text:style-name="T7"> </text:span></text:p>
          </draw:text-box>
        </draw:frame>
        <draw:frame draw:style-name="gr5" draw:layer="layout" svg:width="4.95cm" svg:height="2.593cm" svg:x="12cm" svg:y="1.1cm">
          <draw:text-box>
            <text:p>Current cell<text:span text:style-name="T10">i</text:span> compared to all future cells</text:p>
          </draw:text-box>
        </draw:frame>
        <draw:frame draw:style-name="gr6" draw:layer="layout" svg:width="6.6cm" svg:height="1.882cm" svg:x="1.75cm" svg:y="10.127cm">
          <draw:text-box>
            <text:p>Future cell<text:span text:style-name="T10">i</text:span> compared to all current cells</text:p>
          </draw:text-box>
        </draw:frame>
        <draw:frame draw:style-name="gr7" draw:text-style-name="P1" draw:layer="layout" svg:width="22.542cm" svg:height="12.135cm" svg:x="3.758cm" svg:y="15.065cm">
          <draw:image xlink:href="Pictures/200000020000027F00000158A6EA4985.eps" xlink:type="simple" xlink:show="embed" xlink:actuate="onLoad">
            <text:p/>
          </draw:image>
        </draw:frame>
        <draw:custom-shape draw:style-name="gr8" draw:text-style-name="P1" draw:layer="layout" svg:width="1.5cm" svg:height="2.5cm" svg:x="4.3cm" svg:y="12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1.5cm" svg:height="2.5cm" svg:x="25.3cm" svg:y="12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9cm" svg:height="9cm" svg:x="18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cm" svg:height="3cm" svg:x="18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cm" svg:height="3cm" svg:x="21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3cm" svg:x="24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cm" svg:height="3cm" svg:x="18cm" svg:y="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cm" svg:height="3cm" svg:x="18cm" svg:y="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cm" svg:height="3cm" svg:x="21cm" svg:y="4cm">
          <text:p text:style-name="P1">Cell<text:span text:style-name="T11">i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cm" svg:height="3cm" svg:x="21cm" svg:y="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cm" svg:height="3cm" svg:x="24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3cm" svg:x="24cm" svg:y="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6.3cm" svg:x="27.6cm" svg:y="2cm">
          <text:p/>
          <draw:enhanced-geometry svg:viewBox="0 0 21600 21600" draw:type="rectangle" draw:enhanced-path="M 0 0 L 21600 0 21600 21600 0 21600 0 0 Z N"/>
        </draw:custom-shape>
        <draw:frame draw:style-name="gr18" draw:layer="layout" svg:width="3.3cm" svg:height="1.05cm" svg:x="26.9cm" svg:y="1cm">
          <draw:text-box>
            <text:p># Analogs</text:p>
          </draw:text-box>
        </draw:frame>
        <draw:frame draw:style-name="gr18" draw:layer="layout" svg:width="1.8cm" svg:height="1.05cm" svg:x="28cm" svg:y="2cm">
          <draw:text-box>
            <text:p>Low</text:p>
          </draw:text-box>
        </draw:frame>
        <draw:frame draw:style-name="gr3" draw:layer="layout" svg:width="1.9cm" svg:height="1.25cm" svg:x="28cm" svg:y="7.3cm">
          <draw:text-box>
            <text:p>High</text:p>
          </draw:text-box>
        </draw:frame>
        <draw:frame draw:style-name="gr19" draw:layer="layout" svg:width="2.8cm" svg:height="1.1cm" svg:x="21.2cm" svg:y="10.1cm">
          <draw:text-box>
            <text:p>Latitude</text:p>
          </draw:text-box>
        </draw:frame>
        <draw:frame draw:style-name="gr19" draw:layer="layout" svg:width="3.3cm" svg:height="1.1cm" draw:transform="rotate (1.5707963267949) translate (16.8cm 7.2cm)">
          <draw:text-box>
            <text:p>Longitu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eys" draw:style="linear" draw:start-color="#eeeeee" draw:end-color="#333333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8T10:35:11.130156237</meta:creation-date>
    <dc:date>2015-10-08T14:17:59.065728035</dc:date>
    <meta:editing-duration>PT12M3S</meta:editing-duration>
    <meta:editing-cycles>1</meta:editing-cycles>
    <meta:document-statistic meta:object-count="29"/>
    <meta:generator>LibreOffice/4.2.8.2$Linux_X86_64 LibreOffice_project/420m0$Build-2</meta:generator>
  </office:meta>
</office:document-meta>
</file>